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2in" fo:break-before="auto" style:use-optimal-row-height="true"/>
    </style:style>
    <style:style style:name="ro17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7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7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7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7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7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7" table:number-rows-repeated="1048478">
          <table:table-cell table:number-columns-repeated="16"/>
        </table:table-row>
        <table:table-row table:style-name="ro17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0" table:default-cell-style-name="Default"/>
        <table:table-column table:style-name="co19" table:number-columns-repeated="3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/>
          <table:table-cell table:formula="of:=SUM([.H16];[.H38];[.H54];[.H70])" office:value-type="float" office:value="79744.4444444444">
            <text:p>79744.4444444444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 table:number-columns-repeated="3"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 table:number-columns-repeated="3"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 table:number-columns-repeated="3"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 table:number-columns-repeated="3"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3"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 table:number-columns-repeated="3"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 table:number-columns-repeated="3"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 table:number-columns-repeated="3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 table:number-columns-repeated="3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 table:number-columns-repeated="3"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4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4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4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4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4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4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4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4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4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4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4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216.36363636364">
            <text:p>1216.3636363636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3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76.36363636364">
            <text:p>1576.3636363636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Գայանե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54:.F54])" office:value-type="float" office:value="1140">
            <text:p>1140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մլետ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Նանե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C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4"/>
        </table:table-row>
        <table:table-row table:style-name="ro17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4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4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54:.F54])" office:value-type="float" office:value="1576.36363636364">
            <text:p>1576.3636363636</text:p>
          </table:table-cell>
          <table:table-cell office:value-type="string">
            <text:p>Գենա</text:p>
          </table:table-cell>
          <table:table-cell table:number-columns-repeated="4"/>
        </table:table-row>
        <table:table-row table:style-name="ro17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0" office:value-type="float" office:value="380">
            <text:p>380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4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4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4"/>
        </table:table-row>
        <table:table-row table:style-name="ro17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4"/>
        </table:table-row>
        <table:table-row table:style-name="ro17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4"/>
        </table:table-row>
        <table:table-row table:style-name="ro17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7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4"/>
        </table:table-row>
        <table:table-row table:style-name="ro17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7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4"/>
        </table:table-row>
        <table:table-row table:style-name="ro17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4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4"/>
        </table:table-row>
        <table:table-row table:style-name="ro17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4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10/02/2015</text:date>, <text:time>10:4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2T10:49:27</dc:date>
    <meta:editing-duration>P1DT12H34M46S</meta:editing-duration>
    <meta:editing-cycles>906</meta:editing-cycles>
    <meta:generator>OpenOffice/4.1.1$Unix OpenOffice.org_project/411m6$Build-9775</meta:generator>
    <dc:creator>employee employee</dc:creator>
    <meta:document-statistic meta:table-count="7" meta:cell-count="2116" meta:object-count="0"/>
  </office:meta>
</office:document-meta>
</file>